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b179b" officeooo:paragraph-rsid="001b179b"/>
    </style:style>
    <style:style style:name="P2" style:family="paragraph" style:parent-style-name="Standard">
      <style:paragraph-properties fo:text-align="start" style:justify-single-word="false"/>
      <style:text-properties officeooo:rsid="001b179b" officeooo:paragraph-rsid="001b179b"/>
    </style:style>
    <style:style style:name="P3" style:family="paragraph" style:parent-style-name="Standard">
      <style:paragraph-properties fo:text-align="center" style:justify-single-word="false"/>
      <style:text-properties fo:font-weight="bold" officeooo:rsid="001b179b" officeooo:paragraph-rsid="001b179b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rsid="001b179b" officeooo:paragraph-rsid="001b179b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Disciplina: Algoritmo e Estrutura de Dados</text:p>
      <text:p text:style-name="P3"/>
      <text:p text:style-name="P3"/>
      <text:p text:style-name="P3"/>
      <text:p text:style-name="P3">Trabalho Prático 2</text:p>
      <text:p text:style-name="P1"/>
      <text:p text:style-name="P1"/>
      <text:p text:style-name="P1"/>
      <text:p text:style-name="P2">1. Implementar função que insira o item x (inteiro) logo após o primeiro item y (inteiro) de uma lista encadeada.</text:p>
      <text:p text:style-name="P2"/>
      <text:p text:style-name="P2">2. Implementar listas duplamente encadeada e circular com operação de remover o último elemento.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12T09:29:24.453356011</meta:creation-date>
    <dc:date>2025-08-12T09:38:35.694388240</dc:date>
    <meta:editing-duration>PT9M12S</meta:editing-duration>
    <meta:editing-cycles>1</meta:editing-cycles>
    <meta:document-statistic meta:table-count="0" meta:image-count="0" meta:object-count="0" meta:page-count="1" meta:paragraph-count="4" meta:word-count="43" meta:character-count="270" meta:non-whitespace-character-count="230"/>
    <meta:generator>LibreOffice/7.3.7.2$Linux_X86_64 LibreOffice_project/30$Build-2</meta:generator>
  </office:meta>
</office:document-meta>
</file>